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1.31mm"/>
    </style:style>
    <style:style style:name="co3" style:family="table-column">
      <style:table-column-properties fo:break-before="auto" style:column-width="60.2mm"/>
    </style:style>
    <style:style style:name="co4" style:family="table-column">
      <style:table-column-properties fo:break-before="auto" style:column-width="27.94mm"/>
    </style:style>
    <style:style style:name="co5" style:family="table-column">
      <style:table-column-properties fo:break-before="auto" style:column-width="30.6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Calibri" style:font-name-asian="DejaVu Sans" style:font-name-complex="FreeSans"/>
    </style:style>
    <style:style style:name="ce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2">
          <table:table-cell office:value-type="string" calcext:value-type="string">
            <text:p>responsable</text:p>
          </table:table-cell>
          <table:table-cell office:value-type="string" calcext:value-type="string">
            <text:p>nombre de muest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nombre tempor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342496.286" calcext:value-type="float">
            <text:p>342496.286</text:p>
          </table:table-cell>
          <table:table-cell office:value-type="float" office:value="2029593.406" calcext:value-type="float">
            <text:p>2029593.406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1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42569.8" calcext:value-type="float">
            <text:p>342569.8</text:p>
          </table:table-cell>
          <table:table-cell office:value-type="float" office:value="2029390.689" calcext:value-type="float">
            <text:p>2029390.689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2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342757.28" calcext:value-type="float">
            <text:p>342757.28</text:p>
          </table:table-cell>
          <table:table-cell office:value-type="float" office:value="2029201.855" calcext:value-type="float">
            <text:p>2029201.85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3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342503.963" calcext:value-type="float">
            <text:p>342503.963</text:p>
          </table:table-cell>
          <table:table-cell office:value-type="float" office:value="2030225.116" calcext:value-type="float">
            <text:p>2030225.116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4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342627.348" calcext:value-type="float">
            <text:p>342627.348</text:p>
          </table:table-cell>
          <table:table-cell office:value-type="float" office:value="2030510.219" calcext:value-type="float">
            <text:p>2030510.219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5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342521.187" calcext:value-type="float">
            <text:p>342521.187</text:p>
          </table:table-cell>
          <table:table-cell office:value-type="float" office:value="2030710.071" calcext:value-type="float">
            <text:p>2030710.071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6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342426.642" calcext:value-type="float">
            <text:p>342426.642</text:p>
          </table:table-cell>
          <table:table-cell office:value-type="float" office:value="2030851.622" calcext:value-type="float">
            <text:p>2030851.62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7m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342436.58" calcext:value-type="float">
            <text:p>342436.58</text:p>
          </table:table-cell>
          <table:table-cell office:value-type="float" office:value="2029653.62" calcext:value-type="float">
            <text:p>2029653.6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342447.3" calcext:value-type="float">
            <text:p>342447.3</text:p>
          </table:table-cell>
          <table:table-cell office:value-type="float" office:value="2029641.68" calcext:value-type="float">
            <text:p>2029641.68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42472.03" calcext:value-type="float">
            <text:p>342472.03</text:p>
          </table:table-cell>
          <table:table-cell office:value-type="float" office:value="2029610.24" calcext:value-type="float">
            <text:p>2029610.24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2504.97" calcext:value-type="float">
            <text:p>342504.97</text:p>
          </table:table-cell>
          <table:table-cell office:value-type="float" office:value="2029577.95" calcext:value-type="float">
            <text:p>2029577.9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42580.61" calcext:value-type="float">
            <text:p>342580.61</text:p>
          </table:table-cell>
          <table:table-cell office:value-type="float" office:value="2029389.57" calcext:value-type="float">
            <text:p>2029389.57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42595.74" calcext:value-type="float">
            <text:p>342595.74</text:p>
          </table:table-cell>
          <table:table-cell office:value-type="float" office:value="2029363.15" calcext:value-type="float">
            <text:p>2029363.1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342605.37" calcext:value-type="float">
            <text:p>342605.37</text:p>
          </table:table-cell>
          <table:table-cell office:value-type="float" office:value="2029346.97" calcext:value-type="float">
            <text:p>2029346.97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342436.58" calcext:value-type="float">
            <text:p>342436.58</text:p>
          </table:table-cell>
          <table:table-cell office:value-type="float" office:value="2029653.62" calcext:value-type="float">
            <text:p>2029653.6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342447.3" calcext:value-type="float">
            <text:p>342447.3</text:p>
          </table:table-cell>
          <table:table-cell office:value-type="float" office:value="2029641.68" calcext:value-type="float">
            <text:p>2029641.68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342472.03" calcext:value-type="float">
            <text:p>342472.03</text:p>
          </table:table-cell>
          <table:table-cell office:value-type="float" office:value="2029610.24" calcext:value-type="float">
            <text:p>2029610.24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342504.97" calcext:value-type="float">
            <text:p>342504.97</text:p>
          </table:table-cell>
          <table:table-cell office:value-type="float" office:value="2029577.95" calcext:value-type="float">
            <text:p>2029577.9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342580.61" calcext:value-type="float">
            <text:p>342580.61</text:p>
          </table:table-cell>
          <table:table-cell office:value-type="float" office:value="2029389.57" calcext:value-type="float">
            <text:p>2029389.57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342595.74" calcext:value-type="float">
            <text:p>342595.74</text:p>
          </table:table-cell>
          <table:table-cell office:value-type="float" office:value="2029363.15" calcext:value-type="float">
            <text:p>2029363.1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342605.37" calcext:value-type="float">
            <text:p>342605.37</text:p>
          </table:table-cell>
          <table:table-cell office:value-type="float" office:value="2029346.97" calcext:value-type="float">
            <text:p>2029346.97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342491.182" calcext:value-type="float">
            <text:p>342491.182</text:p>
          </table:table-cell>
          <table:table-cell office:value-type="float" office:value="2029581.41" calcext:value-type="float">
            <text:p>2029581.41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342601.238" calcext:value-type="float">
            <text:p>342601.238</text:p>
          </table:table-cell>
          <table:table-cell office:value-type="float" office:value="2029385.51" calcext:value-type="float">
            <text:p>2029385.51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342648.888" calcext:value-type="float">
            <text:p>342648.888</text:p>
          </table:table-cell>
          <table:table-cell office:value-type="float" office:value="2029314.31" calcext:value-type="float">
            <text:p>2029314.31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342757.402" calcext:value-type="float">
            <text:p>342757.402</text:p>
          </table:table-cell>
          <table:table-cell office:value-type="float" office:value="2029191.86" calcext:value-type="float">
            <text:p>2029191.86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342752.313" calcext:value-type="float">
            <text:p>342752.313</text:p>
          </table:table-cell>
          <table:table-cell office:value-type="float" office:value="2029145.02" calcext:value-type="float">
            <text:p>2029145.0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342762.869" calcext:value-type="float">
            <text:p>342762.869</text:p>
          </table:table-cell>
          <table:table-cell office:value-type="float" office:value="2028985.12" calcext:value-type="float">
            <text:p>2028985.1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342742.534" calcext:value-type="float">
            <text:p>342742.534</text:p>
          </table:table-cell>
          <table:table-cell office:value-type="float" office:value="2028939.09" calcext:value-type="float">
            <text:p>2028939.09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342501.29" calcext:value-type="float">
            <text:p>342501.29</text:p>
          </table:table-cell>
          <table:table-cell office:value-type="float" office:value="2029587.18" calcext:value-type="float">
            <text:p>2029587.18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1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342577.47" calcext:value-type="float">
            <text:p>342577.47</text:p>
          </table:table-cell>
          <table:table-cell office:value-type="float" office:value="2029378.82" calcext:value-type="float">
            <text:p>2029378.8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2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342759.48" calcext:value-type="float">
            <text:p>342759.48</text:p>
          </table:table-cell>
          <table:table-cell office:value-type="float" office:value="2029189.68" calcext:value-type="float">
            <text:p>2029189.68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3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342508.44" calcext:value-type="float">
            <text:p>342508.44</text:p>
          </table:table-cell>
          <table:table-cell office:value-type="float" office:value="2030242.61" calcext:value-type="float">
            <text:p>2030242.61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4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342630.24" calcext:value-type="float">
            <text:p>342630.24</text:p>
          </table:table-cell>
          <table:table-cell office:value-type="float" office:value="2030500.6" calcext:value-type="float">
            <text:p>2030500.6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5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342511.81" calcext:value-type="float">
            <text:p>342511.81</text:p>
          </table:table-cell>
          <table:table-cell office:value-type="float" office:value="2030718.88" calcext:value-type="float">
            <text:p>2030718.88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6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342426.17" calcext:value-type="float">
            <text:p>342426.17</text:p>
          </table:table-cell>
          <table:table-cell office:value-type="float" office:value="2030842.08" calcext:value-type="float">
            <text:p>2030842.08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7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AguasArriba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AguasArriba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AguasArriba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AguasAbajo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AguasAbajo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AguasAbajo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AguasAbajo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342479.515" calcext:value-type="float">
            <text:p>342479.515</text:p>
          </table:table-cell>
          <table:table-cell table:style-name="ce2" office:value-type="float" office:value="2029574.072" calcext:value-type="float">
            <text:p>2029574.07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342597.735" calcext:value-type="float">
            <text:p>342597.735</text:p>
          </table:table-cell>
          <table:table-cell office:value-type="float" office:value="2029379.855" calcext:value-type="float">
            <text:p>2029379.85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342648.035" calcext:value-type="float">
            <text:p>342648.035</text:p>
          </table:table-cell>
          <table:table-cell table:style-name="ce2" office:value-type="float" office:value="2029322.502" calcext:value-type="float">
            <text:p>2029322.50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342757.183" calcext:value-type="float">
            <text:p>342757.183</text:p>
          </table:table-cell>
          <table:table-cell office:value-type="float" office:value="2029195.164" calcext:value-type="float">
            <text:p>2029195.164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342753.03" calcext:value-type="float">
            <text:p>342753.03</text:p>
          </table:table-cell>
          <table:table-cell office:value-type="float" office:value="2029137.602" calcext:value-type="float">
            <text:p>2029137.60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342757.032" calcext:value-type="float">
            <text:p>342757.032</text:p>
          </table:table-cell>
          <table:table-cell table:style-name="ce2" office:value-type="float" office:value="2028979.312" calcext:value-type="float">
            <text:p>2028979.312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342740.994" calcext:value-type="float">
            <text:p>342740.994</text:p>
          </table:table-cell>
          <table:table-cell table:style-name="ce2" office:value-type="float" office:value="2029379.855" calcext:value-type="float">
            <text:p>2029379.85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341579.008" calcext:value-type="float">
            <text:p>341579.008</text:p>
          </table:table-cell>
          <table:table-cell office:value-type="float" office:value="2052597.5" calcext:value-type="float">
            <text:p>2052597.5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341534.19" calcext:value-type="float">
            <text:p>341534.19</text:p>
          </table:table-cell>
          <table:table-cell office:value-type="float" office:value="2052581.38" calcext:value-type="float">
            <text:p>2052581.38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sia Ferreras y Jhohansel Santana</text:p>
          </table:table-cell>
          <table:table-cell office:value-type="string" calcext:value-type="string">
            <text:p>Ocoa</text:p>
          </table:table-cell>
          <table:table-cell table:number-columns-repeated="2"/>
          <table:table-cell office:value-type="string" calcext:value-type="string">
            <text:p>ESPG:32619</text:p>
          </table:table-cell>
          <table:table-cell office:value-type="string" calcext:value-type="string">
            <text:p>Ultima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niel Beltrés y Lewis Cueto</text:p>
          </table:table-cell>
          <table:table-cell office:value-type="string" calcext:value-type="string">
            <text:p>Ocoa</text:p>
          </table:table-cell>
          <table:table-cell office:value-type="float" office:value="341669.312" calcext:value-type="float">
            <text:p>341669.312</text:p>
          </table:table-cell>
          <table:table-cell office:value-type="float" office:value="2052643.74" calcext:value-type="float">
            <text:p>2052643.74</text:p>
          </table:table-cell>
          <table:table-cell office:value-type="string" calcext:value-type="string">
            <text:p>ESPG:32619</text:p>
          </table:table-cell>
          <table:table-cell office:value-type="string" calcext:value-type="string">
            <text:p>Muestra #8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D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DO">RD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DO">RD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DO"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DO">
      <style:text-properties fo:color="#ff0000"/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DO"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DO">
      <style:text-properties fo:color="#ff0000"/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D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DO">
      <number:day number:style="long"/>
      <number:text>-</number:text>
      <number:month number:textual="true"/>
    </number:date-style>
    <number:date-style style:name="N10115" number:language="es" number:country="DO">
      <number:month number:textual="true"/>
      <number:text>-</number:text>
      <number:year/>
    </number:date-style>
    <number:date-style style:name="N10116" number:language="es" number:country="D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18" number:language="es" number:country="D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19" number:language="es" number:country="D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21" number:language="es" number:country="D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22" number:language="es" number:country="D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D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D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DO">
      <loext:fill-character> </loext:fill-character>
      <number:text>- </number:text>
    </number:number-style>
    <number:text-style style:name="N10126" number:language="es" number:country="D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DO">
      <loext:text> RD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DO">
      <loext:text> RD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DO">
      <loext:text> RD$</loext:text>
      <loext:fill-character> </loext:fill-character>
      <number:text>- </number:text>
    </number:number-style>
    <number:text-style style:name="N10130" number:language="es" number:country="D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D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D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D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D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DO">
      <loext:text> RD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DO">
      <loext:text> RD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DO">
      <loext:text> RD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D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2:37:43.94370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</meta:initial-creator>
    <meta:creation-date>2018-10-01T20:07:27</meta:creation-date>
    <dc:date>2018-10-04T12:40:45.428298809</dc:date>
    <meta:generator>LibreOffice/5.1.6.2$Linux_X86_64 LibreOffice_project/10m0$Build-2</meta:generator>
    <meta:editing-duration>PT1H34M</meta:editing-duration>
    <meta:editing-cycles>49</meta:editing-cycles>
    <meta:document-statistic meta:table-count="3" meta:cell-count="3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